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P2" style:parent-style-name="Обычный" style:family="paragraph">
      <style:paragraph-properties fo:margin-bottom="0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C946C" fo:font-size="15pt" style:font-size-asian="15pt" style:font-size-complex="15pt" fo:language="et" fo:country="EE" style:language-asian="et" style:country-asian="EE"/>
    </style:style>
    <style:style style:name="P3" style:parent-style-name="Обычный" style:family="paragraph">
      <style:paragraph-properties fo:margin-bottom="0in" fo:line-height="100%" fo:background-color="#FFFFFF"/>
    </style:style>
    <style:style style:name="T4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1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1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444444" fo:font-size="10.5pt" style:font-size-asian="10.5pt" style:font-size-complex="10.5pt" fo:language="et" fo:country="EE" style:language-asian="et" style:country-asian="EE"/>
    </style:style>
    <style:style style:name="T1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9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2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2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3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3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33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3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3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3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3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3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3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4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4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5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7" style:parent-style-name="Основнойшрифтабзаца" style:family="text">
      <style:text-properties style:font-name="Verdana" style:font-name-asian="Times New Roman" fo:color="#1A9C25" fo:font-size="10.5pt" style:font-size-asian="10.5pt" style:font-size-complex="10.5pt" style:text-underline-type="single" style:text-underline-style="solid" style:text-underline-width="auto" style:text-underline-mode="continuous" fo:language="et" fo:country="EE" style:language-asian="et" style:country-asian="EE"/>
    </style:style>
    <style:style style:name="T58" style:parent-style-name="Основнойшрифтабзаца" style:family="text">
      <style:text-properties style:font-name="Verdana" style:font-name-asian="Times New Roman" fo:color="#1A9C25" fo:font-size="10.5pt" style:font-size-asian="10.5pt" style:font-size-complex="10.5pt" style:text-underline-type="single" style:text-underline-style="solid" style:text-underline-width="auto" style:text-underline-mode="continuous" fo:language="et" fo:country="EE" style:language-asian="et" style:country-asian="EE"/>
    </style:style>
    <style:style style:name="T5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2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6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7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7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7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80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8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8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83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0.5pt" style:font-size-asian="10.5pt" style:font-size-complex="10.5pt" fo:language="et" fo:country="EE" style:language-asian="et" style:country-asian="EE"/>
    </style:style>
    <style:style style:name="T8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8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86" style:parent-style-name="Основнойшрифтабзаца" style:family="text">
      <style:text-properties style:font-name="Verdana" style:font-name-asian="Times New Roman" fo:color="#1A9C25" fo:font-size="10.5pt" style:font-size-asian="10.5pt" style:font-size-complex="10.5pt" style:text-underline-type="single" style:text-underline-style="solid" style:text-underline-width="auto" style:text-underline-mode="continuous" fo:language="et" fo:country="EE" style:language-asian="et" style:country-asian="EE"/>
    </style:style>
    <style:style style:name="T8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8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9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9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92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0.5pt" style:font-size-asian="10.5pt" style:font-size-complex="10.5pt" fo:language="et" fo:country="EE" style:language-asian="et" style:country-asian="EE"/>
    </style:style>
    <style:style style:name="T9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9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9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9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98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0.5pt" style:font-size-asian="10.5pt" style:font-size-complex="10.5pt" fo:language="et" fo:country="EE" style:language-asian="et" style:country-asian="EE"/>
    </style:style>
    <style:style style:name="T9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10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0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03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104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10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0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10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11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1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1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1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11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1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17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11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1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2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2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2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12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2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2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2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style:text-underline-type="single" style:text-underline-style="solid" style:text-underline-width="auto" style:text-underline-mode="continuous" fo:language="et" fo:country="EE" style:language-asian="et" style:country-asian="EE"/>
    </style:style>
    <style:style style:name="T12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29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0.5pt" style:font-size-asian="10.5pt" style:font-size-complex="10.5pt" fo:language="et" fo:country="EE" style:language-asian="et" style:country-asian="EE"/>
    </style:style>
    <style:style style:name="T13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3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style:text-underline-type="single" style:text-underline-style="solid" style:text-underline-width="auto" style:text-underline-mode="continuous" fo:language="et" fo:country="EE" style:language-asian="et" style:country-asian="EE"/>
    </style:style>
    <style:style style:name="T13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3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3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13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13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1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14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4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4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background-color="#FFF2CC" fo:language="et" fo:country="EE" style:language-asian="et" style:country-asian="EE"/>
    </style:style>
    <style:style style:name="T143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0.5pt" style:font-size-asian="10.5pt" style:font-size-complex="10.5pt" fo:background-color="#FFF2CC" fo:language="et" fo:country="EE" style:language-asian="et" style:country-asian="EE"/>
    </style:style>
    <style:style style:name="T14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45" style:parent-style-name="Основнойшрифтабзаца" style:family="text">
      <style:text-properties style:font-name="Verdana" style:font-name-asian="Times New Roman" fo:color="#1A9C25" fo:font-size="10.5pt" style:font-size-asian="10.5pt" style:font-size-complex="10.5pt" style:text-underline-type="single" style:text-underline-style="solid" style:text-underline-width="auto" style:text-underline-mode="continuous" fo:language="et" fo:country="EE" style:language-asian="et" style:country-asian="EE"/>
    </style:style>
    <style:style style:name="T14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4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background-color="#FFF2CC" fo:language="et" fo:country="EE" style:language-asian="et" style:country-asian="EE"/>
    </style:style>
    <style:style style:name="T14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49" style:parent-style-name="Основнойшрифтабзаца" style:family="text">
      <style:text-properties style:font-name="Verdana" style:font-name-asian="Times New Roman" fo:color="#1A9C25" fo:font-size="10.5pt" style:font-size-asian="10.5pt" style:font-size-complex="10.5pt" style:text-underline-type="single" style:text-underline-style="solid" style:text-underline-width="auto" style:text-underline-mode="continuous" fo:language="et" fo:country="EE" style:language-asian="et" style:country-asian="EE"/>
    </style:style>
    <style:style style:name="T15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5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5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5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5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5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15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5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5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6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6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6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6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6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6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6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67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168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16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7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7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7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17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7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7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7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17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8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8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8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8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18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8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8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8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19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9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9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93" style:parent-style-name="Основнойшрифтабзаца" style:family="text">
      <style:text-properties style:font-name="Verdana" style:font-name-asian="Times New Roman" fo:color="#1A9C25" fo:font-size="10.5pt" style:font-size-asian="10.5pt" style:font-size-complex="10.5pt" style:text-underline-type="single" style:text-underline-style="solid" style:text-underline-width="auto" style:text-underline-mode="continuous" fo:language="et" fo:country="EE" style:language-asian="et" style:country-asian="EE"/>
    </style:style>
    <style:style style:name="T19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9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9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97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19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19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0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01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0.5pt" style:font-size-asian="10.5pt" style:font-size-complex="10.5pt" fo:language="et" fo:country="EE" style:language-asian="et" style:country-asian="EE"/>
    </style:style>
    <style:style style:name="T20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0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20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0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0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0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0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21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1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1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1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1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1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1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18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0.5pt" style:font-size-asian="10.5pt" style:font-size-complex="10.5pt" fo:language="et" fo:country="EE" style:language-asian="et" style:country-asian="EE"/>
    </style:style>
    <style:style style:name="T21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22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2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2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2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22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2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28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22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3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3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3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3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3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3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23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3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3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4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4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24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4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4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4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4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24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4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5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51" style:parent-style-name="Основнойшрифтабзаца" style:family="text">
      <style:text-properties style:font-name="Verdana" style:font-name-asian="Times New Roman" fo:color="#1A9C25" fo:font-size="10.5pt" style:font-size-asian="10.5pt" style:font-size-complex="10.5pt" style:text-underline-type="single" style:text-underline-style="solid" style:text-underline-width="auto" style:text-underline-mode="continuous" fo:language="et" fo:country="EE" style:language-asian="et" style:country-asian="EE"/>
    </style:style>
    <style:style style:name="T25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5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5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55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25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5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25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6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61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26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6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6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65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0.5pt" style:font-size-asian="10.5pt" style:font-size-complex="10.5pt" fo:language="et" fo:country="EE" style:language-asian="et" style:country-asian="EE"/>
    </style:style>
    <style:style style:name="T26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67" style:parent-style-name="Основнойшрифтабзаца" style:family="text">
      <style:text-properties style:font-name="Verdana" style:font-name-asian="Times New Roman" fo:color="#1A9C25" fo:font-size="10.5pt" style:font-size-asian="10.5pt" style:font-size-complex="10.5pt" style:text-underline-type="single" style:text-underline-style="solid" style:text-underline-width="auto" style:text-underline-mode="continuous" fo:language="et" fo:country="EE" style:language-asian="et" style:country-asian="EE"/>
    </style:style>
    <style:style style:name="T26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6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7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7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7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7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7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27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7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7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7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28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8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8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8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28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8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8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8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9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29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9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9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9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background-color="#FFFFFF" fo:language="et" fo:country="EE" style:language-asian="et" style:country-asian="EE"/>
    </style:style>
    <style:style style:name="T29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9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29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30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3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30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30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3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3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30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30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30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309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0.5pt" style:font-size-asian="10.5pt" style:font-size-complex="10.5pt" fo:language="et" fo:country="EE" style:language-asian="et" style:country-asian="EE"/>
    </style:style>
    <style:style style:name="TableColumn311" style:family="table-column">
      <style:table-column-properties style:column-width="0.8138in"/>
    </style:style>
    <style:style style:name="TableColumn312" style:family="table-column">
      <style:table-column-properties style:column-width="4.027in"/>
    </style:style>
    <style:style style:name="Table310" style:family="table">
      <style:table-properties style:width="4.8409in" fo:margin-left="0in" table:align="left"/>
    </style:style>
    <style:style style:name="TableRow313" style:family="table-row">
      <style:table-row-properties/>
    </style:style>
    <style:style style:name="TableCell314" style:family="table-cell">
      <style:table-cell-properties fo:border="0.0104in solid #729EA5" fo:background-color="#BBCFA8" style:writing-mode="lr-tb" style:vertical-align="middle" fo:padding-top="0.0312in" fo:padding-left="0.0312in" fo:padding-bottom="0.0312in" fo:padding-right="0.0312in"/>
    </style:style>
    <style:style style:name="P315" style:parent-style-name="Обычный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fo:color="#333333" fo:font-size="12pt" style:font-size-asian="12pt" style:font-size-complex="12pt" fo:language="et" fo:country="EE" style:language-asian="et" style:country-asian="EE"/>
    </style:style>
    <style:style style:name="TableCell316" style:family="table-cell">
      <style:table-cell-properties fo:border="0.0104in solid #729EA5" fo:background-color="#BBCFA8" style:writing-mode="lr-tb" style:vertical-align="middle" fo:padding-top="0.0312in" fo:padding-left="0.0312in" fo:padding-bottom="0.0312in" fo:padding-right="0.0312in"/>
    </style:style>
    <style:style style:name="P317" style:parent-style-name="Обычный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fo:color="#333333" fo:font-size="12pt" style:font-size-asian="12pt" style:font-size-complex="12pt" fo:language="et" fo:country="EE" style:language-asian="et" style:country-asian="EE"/>
    </style:style>
    <style:style style:name="TableRow318" style:family="table-row">
      <style:table-row-properties/>
    </style:style>
    <style:style style:name="TableCell319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20" style:parent-style-name="Обычный" style:family="paragraph">
      <style:paragraph-properties fo:margin-bottom="0in" fo:line-height="100%"/>
    </style:style>
    <style:style style:name="T321" style:parent-style-name="Основнойшрифтабзаца" style:family="text">
      <style:text-properties style:font-name="Courier New" style:font-name-asian="Times New Roman" style:font-name-complex="Courier New" fo:color="#333333" fo:font-size="10pt" style:font-size-asian="10pt" style:font-size-complex="10pt" fo:language="et" fo:country="EE" style:language-asian="et" style:country-asian="EE"/>
    </style:style>
    <style:style style:name="TableCell322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23" style:parent-style-name="Обычный" style:family="paragraph">
      <style:paragraph-properties fo:margin-bottom="0in" fo:line-height="100%"/>
      <style:text-properties style:font-name="Times New Roman" style:font-name-asian="Times New Roman" fo:color="#333333" fo:font-size="12pt" style:font-size-asian="12pt" style:font-size-complex="12pt" fo:language="et" fo:country="EE" style:language-asian="et" style:country-asian="EE"/>
    </style:style>
    <style:style style:name="TableRow324" style:family="table-row">
      <style:table-row-properties/>
    </style:style>
    <style:style style:name="TableCell325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26" style:parent-style-name="Обычный" style:family="paragraph">
      <style:paragraph-properties fo:margin-bottom="0in" fo:line-height="100%"/>
    </style:style>
    <style:style style:name="T327" style:parent-style-name="Основнойшрифтабзаца" style:family="text">
      <style:text-properties style:font-name="Courier New" style:font-name-asian="Times New Roman" style:font-name-complex="Courier New" fo:color="#333333" fo:font-size="10pt" style:font-size-asian="10pt" style:font-size-complex="10pt" fo:language="et" fo:country="EE" style:language-asian="et" style:country-asian="EE"/>
    </style:style>
    <style:style style:name="TableCell328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29" style:parent-style-name="Обычный" style:family="paragraph">
      <style:paragraph-properties fo:margin-bottom="0in" fo:line-height="100%"/>
      <style:text-properties style:font-name="Times New Roman" style:font-name-asian="Times New Roman" fo:color="#333333" fo:font-size="12pt" style:font-size-asian="12pt" style:font-size-complex="12pt" fo:language="et" fo:country="EE" style:language-asian="et" style:country-asian="EE"/>
    </style:style>
    <style:style style:name="TableRow330" style:family="table-row">
      <style:table-row-properties/>
    </style:style>
    <style:style style:name="TableCell331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32" style:parent-style-name="Обычный" style:family="paragraph">
      <style:paragraph-properties fo:margin-bottom="0in" fo:line-height="100%"/>
    </style:style>
    <style:style style:name="T333" style:parent-style-name="Основнойшрифтабзаца" style:family="text">
      <style:text-properties style:font-name="Courier New" style:font-name-asian="Times New Roman" style:font-name-complex="Courier New" fo:color="#333333" fo:font-size="10pt" style:font-size-asian="10pt" style:font-size-complex="10pt" fo:language="et" fo:country="EE" style:language-asian="et" style:country-asian="EE"/>
    </style:style>
    <style:style style:name="TableCell334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35" style:parent-style-name="Обычный" style:family="paragraph">
      <style:paragraph-properties fo:margin-bottom="0in" fo:line-height="100%"/>
      <style:text-properties style:font-name="Times New Roman" style:font-name-asian="Times New Roman" fo:color="#333333" fo:font-size="12pt" style:font-size-asian="12pt" style:font-size-complex="12pt" fo:language="et" fo:country="EE" style:language-asian="et" style:country-asian="EE"/>
    </style:style>
    <style:style style:name="TableRow336" style:family="table-row">
      <style:table-row-properties/>
    </style:style>
    <style:style style:name="TableCell337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38" style:parent-style-name="Обычный" style:family="paragraph">
      <style:paragraph-properties fo:margin-bottom="0in" fo:line-height="100%"/>
    </style:style>
    <style:style style:name="T339" style:parent-style-name="Основнойшрифтабзаца" style:family="text">
      <style:text-properties style:font-name="Courier New" style:font-name-asian="Times New Roman" style:font-name-complex="Courier New" fo:color="#333333" fo:font-size="10pt" style:font-size-asian="10pt" style:font-size-complex="10pt" fo:language="et" fo:country="EE" style:language-asian="et" style:country-asian="EE"/>
    </style:style>
    <style:style style:name="TableCell340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41" style:parent-style-name="Обычный" style:family="paragraph">
      <style:paragraph-properties fo:margin-bottom="0in" fo:line-height="100%"/>
      <style:text-properties style:font-name="Times New Roman" style:font-name-asian="Times New Roman" fo:color="#333333" fo:font-size="12pt" style:font-size-asian="12pt" style:font-size-complex="12pt" fo:language="et" fo:country="EE" style:language-asian="et" style:country-asian="EE"/>
    </style:style>
    <style:style style:name="TableRow342" style:family="table-row">
      <style:table-row-properties/>
    </style:style>
    <style:style style:name="TableCell343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44" style:parent-style-name="Обычный" style:family="paragraph">
      <style:paragraph-properties fo:margin-bottom="0in" fo:line-height="100%"/>
    </style:style>
    <style:style style:name="T345" style:parent-style-name="Основнойшрифтабзаца" style:family="text">
      <style:text-properties style:font-name="Courier New" style:font-name-asian="Times New Roman" style:font-name-complex="Courier New" fo:color="#333333" fo:font-size="10pt" style:font-size-asian="10pt" style:font-size-complex="10pt" fo:language="et" fo:country="EE" style:language-asian="et" style:country-asian="EE"/>
    </style:style>
    <style:style style:name="TableCell346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47" style:parent-style-name="Обычный" style:family="paragraph">
      <style:paragraph-properties fo:margin-bottom="0in" fo:line-height="100%"/>
      <style:text-properties style:font-name="Times New Roman" style:font-name-asian="Times New Roman" fo:color="#333333" fo:font-size="12pt" style:font-size-asian="12pt" style:font-size-complex="12pt" fo:language="et" fo:country="EE" style:language-asian="et" style:country-asian="EE"/>
    </style:style>
    <style:style style:name="TableRow348" style:family="table-row">
      <style:table-row-properties/>
    </style:style>
    <style:style style:name="TableCell349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50" style:parent-style-name="Обычный" style:family="paragraph">
      <style:paragraph-properties fo:margin-bottom="0in" fo:line-height="100%"/>
    </style:style>
    <style:style style:name="T351" style:parent-style-name="Основнойшрифтабзаца" style:family="text">
      <style:text-properties style:font-name="Courier New" style:font-name-asian="Times New Roman" style:font-name-complex="Courier New" fo:color="#333333" fo:font-size="10pt" style:font-size-asian="10pt" style:font-size-complex="10pt" fo:language="et" fo:country="EE" style:language-asian="et" style:country-asian="EE"/>
    </style:style>
    <style:style style:name="TableCell352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53" style:parent-style-name="Обычный" style:family="paragraph">
      <style:paragraph-properties fo:margin-bottom="0in" fo:line-height="100%"/>
      <style:text-properties style:font-name="Times New Roman" style:font-name-asian="Times New Roman" fo:color="#333333" fo:font-size="12pt" style:font-size-asian="12pt" style:font-size-complex="12pt" fo:language="et" fo:country="EE" style:language-asian="et" style:country-asian="EE"/>
    </style:style>
    <style:style style:name="TableRow354" style:family="table-row">
      <style:table-row-properties/>
    </style:style>
    <style:style style:name="TableCell355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56" style:parent-style-name="Обычный" style:family="paragraph">
      <style:paragraph-properties fo:margin-bottom="0in" fo:line-height="100%"/>
    </style:style>
    <style:style style:name="T357" style:parent-style-name="Основнойшрифтабзаца" style:family="text">
      <style:text-properties style:font-name="Courier New" style:font-name-asian="Times New Roman" style:font-name-complex="Courier New" fo:color="#333333" fo:font-size="10pt" style:font-size-asian="10pt" style:font-size-complex="10pt" fo:language="et" fo:country="EE" style:language-asian="et" style:country-asian="EE"/>
    </style:style>
    <style:style style:name="TableCell358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59" style:parent-style-name="Обычный" style:family="paragraph">
      <style:paragraph-properties fo:margin-bottom="0in" fo:line-height="100%"/>
      <style:text-properties style:font-name="Times New Roman" style:font-name-asian="Times New Roman" fo:color="#333333" fo:font-size="12pt" style:font-size-asian="12pt" style:font-size-complex="12pt" fo:language="et" fo:country="EE" style:language-asian="et" style:country-asian="EE"/>
    </style:style>
    <style:style style:name="TableRow360" style:family="table-row">
      <style:table-row-properties/>
    </style:style>
    <style:style style:name="TableCell361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62" style:parent-style-name="Обычный" style:family="paragraph">
      <style:paragraph-properties fo:margin-bottom="0in" fo:line-height="100%"/>
    </style:style>
    <style:style style:name="T363" style:parent-style-name="Основнойшрифтабзаца" style:family="text">
      <style:text-properties style:font-name="Courier New" style:font-name-asian="Times New Roman" style:font-name-complex="Courier New" fo:color="#333333" fo:font-size="10pt" style:font-size-asian="10pt" style:font-size-complex="10pt" fo:language="et" fo:country="EE" style:language-asian="et" style:country-asian="EE"/>
    </style:style>
    <style:style style:name="TableCell364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65" style:parent-style-name="Обычный" style:family="paragraph">
      <style:paragraph-properties fo:margin-bottom="0in" fo:line-height="100%"/>
      <style:text-properties style:font-name="Times New Roman" style:font-name-asian="Times New Roman" fo:color="#333333" fo:font-size="12pt" style:font-size-asian="12pt" style:font-size-complex="12pt" fo:language="et" fo:country="EE" style:language-asian="et" style:country-asian="EE"/>
    </style:style>
    <style:style style:name="TableRow366" style:family="table-row">
      <style:table-row-properties/>
    </style:style>
    <style:style style:name="TableCell367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68" style:parent-style-name="Обычный" style:family="paragraph">
      <style:paragraph-properties fo:margin-bottom="0in" fo:line-height="100%"/>
    </style:style>
    <style:style style:name="T369" style:parent-style-name="Основнойшрифтабзаца" style:family="text">
      <style:text-properties style:font-name="Courier New" style:font-name-asian="Times New Roman" style:font-name-complex="Courier New" fo:color="#333333" fo:font-size="10pt" style:font-size-asian="10pt" style:font-size-complex="10pt" fo:language="et" fo:country="EE" style:language-asian="et" style:country-asian="EE"/>
    </style:style>
    <style:style style:name="TableCell370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71" style:parent-style-name="Обычный" style:family="paragraph">
      <style:paragraph-properties fo:margin-bottom="0in" fo:line-height="100%"/>
    </style:style>
    <style:style style:name="T372" style:parent-style-name="Основнойшрифтабзаца" style:family="text">
      <style:text-properties style:font-name="Times New Roman" style:font-name-asian="Times New Roman" fo:color="#333333" fo:font-size="12pt" style:font-size-asian="12pt" style:font-size-complex="12pt" fo:language="et" fo:country="EE" style:language-asian="et" style:country-asian="EE"/>
    </style:style>
    <style:style style:name="T373" style:parent-style-name="Основнойшрифтабзаца" style:family="text">
      <style:text-properties style:font-name="Courier New" style:font-name-asian="Times New Roman" style:font-name-complex="Courier New" fo:color="#333333" fo:font-size="10pt" style:font-size-asian="10pt" style:font-size-complex="10pt" fo:language="et" fo:country="EE" style:language-asian="et" style:country-asian="EE"/>
    </style:style>
    <style:style style:name="T374" style:parent-style-name="Основнойшрифтабзаца" style:family="text">
      <style:text-properties style:font-name="Times New Roman" style:font-name-asian="Times New Roman" fo:color="#333333" fo:font-size="12pt" style:font-size-asian="12pt" style:font-size-complex="12pt" fo:language="et" fo:country="EE" style:language-asian="et" style:country-asian="EE"/>
    </style:style>
    <style:style style:name="TableRow375" style:family="table-row">
      <style:table-row-properties/>
    </style:style>
    <style:style style:name="TableCell376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77" style:parent-style-name="Обычный" style:family="paragraph">
      <style:paragraph-properties fo:margin-bottom="0in" fo:line-height="100%"/>
    </style:style>
    <style:style style:name="T378" style:parent-style-name="Основнойшрифтабзаца" style:family="text">
      <style:text-properties style:font-name="Courier New" style:font-name-asian="Times New Roman" style:font-name-complex="Courier New" fo:color="#333333" fo:font-size="10pt" style:font-size-asian="10pt" style:font-size-complex="10pt" fo:language="et" fo:country="EE" style:language-asian="et" style:country-asian="EE"/>
    </style:style>
    <style:style style:name="TableCell379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80" style:parent-style-name="Обычный" style:family="paragraph">
      <style:paragraph-properties fo:margin-bottom="0in" fo:line-height="100%"/>
      <style:text-properties style:font-name="Times New Roman" style:font-name-asian="Times New Roman" fo:color="#333333" fo:font-size="12pt" style:font-size-asian="12pt" style:font-size-complex="12pt" fo:language="et" fo:country="EE" style:language-asian="et" style:country-asian="EE"/>
    </style:style>
    <style:style style:name="TableRow381" style:family="table-row">
      <style:table-row-properties/>
    </style:style>
    <style:style style:name="TableCell382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83" style:parent-style-name="Обычный" style:family="paragraph">
      <style:paragraph-properties fo:margin-bottom="0in" fo:line-height="100%"/>
    </style:style>
    <style:style style:name="T384" style:parent-style-name="Основнойшрифтабзаца" style:family="text">
      <style:text-properties style:font-name="Courier New" style:font-name-asian="Times New Roman" style:font-name-complex="Courier New" fo:color="#333333" fo:font-size="10pt" style:font-size-asian="10pt" style:font-size-complex="10pt" fo:language="et" fo:country="EE" style:language-asian="et" style:country-asian="EE"/>
    </style:style>
    <style:style style:name="TableCell385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86" style:parent-style-name="Обычный" style:family="paragraph">
      <style:paragraph-properties fo:margin-bottom="0in" fo:line-height="100%"/>
      <style:text-properties style:font-name="Times New Roman" style:font-name-asian="Times New Roman" fo:color="#333333" fo:font-size="12pt" style:font-size-asian="12pt" style:font-size-complex="12pt" fo:language="et" fo:country="EE" style:language-asian="et" style:country-asian="EE"/>
    </style:style>
    <style:style style:name="TableRow387" style:family="table-row">
      <style:table-row-properties/>
    </style:style>
    <style:style style:name="TableCell388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89" style:parent-style-name="Обычный" style:family="paragraph">
      <style:paragraph-properties fo:margin-bottom="0in" fo:line-height="100%"/>
    </style:style>
    <style:style style:name="T390" style:parent-style-name="Основнойшрифтабзаца" style:family="text">
      <style:text-properties style:font-name="Courier New" style:font-name-asian="Times New Roman" style:font-name-complex="Courier New" fo:color="#333333" fo:font-size="10pt" style:font-size-asian="10pt" style:font-size-complex="10pt" fo:language="et" fo:country="EE" style:language-asian="et" style:country-asian="EE"/>
    </style:style>
    <style:style style:name="TableCell391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92" style:parent-style-name="Обычный" style:family="paragraph">
      <style:paragraph-properties fo:margin-bottom="0in" fo:line-height="100%"/>
      <style:text-properties style:font-name="Times New Roman" style:font-name-asian="Times New Roman" fo:color="#333333" fo:font-size="12pt" style:font-size-asian="12pt" style:font-size-complex="12pt" fo:language="et" fo:country="EE" style:language-asian="et" style:country-asian="EE"/>
    </style:style>
    <style:style style:name="TableRow393" style:family="table-row">
      <style:table-row-properties/>
    </style:style>
    <style:style style:name="TableCell394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95" style:parent-style-name="Обычный" style:family="paragraph">
      <style:paragraph-properties fo:margin-bottom="0in" fo:line-height="100%"/>
    </style:style>
    <style:style style:name="T396" style:parent-style-name="Основнойшрифтабзаца" style:family="text">
      <style:text-properties style:font-name="Courier New" style:font-name-asian="Times New Roman" style:font-name-complex="Courier New" fo:color="#333333" fo:font-size="10pt" style:font-size-asian="10pt" style:font-size-complex="10pt" fo:language="et" fo:country="EE" style:language-asian="et" style:country-asian="EE"/>
    </style:style>
    <style:style style:name="TableCell397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398" style:parent-style-name="Обычный" style:family="paragraph">
      <style:paragraph-properties fo:margin-bottom="0in" fo:line-height="100%"/>
      <style:text-properties style:font-name="Times New Roman" style:font-name-asian="Times New Roman" fo:color="#333333" fo:font-size="12pt" style:font-size-asian="12pt" style:font-size-complex="12pt" fo:language="et" fo:country="EE" style:language-asian="et" style:country-asian="EE"/>
    </style:style>
    <style:style style:name="TableRow399" style:family="table-row">
      <style:table-row-properties/>
    </style:style>
    <style:style style:name="TableCell400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401" style:parent-style-name="Обычный" style:family="paragraph">
      <style:paragraph-properties fo:margin-bottom="0in" fo:line-height="100%"/>
    </style:style>
    <style:style style:name="T402" style:parent-style-name="Основнойшрифтабзаца" style:family="text">
      <style:text-properties style:font-name="Courier New" style:font-name-asian="Times New Roman" style:font-name-complex="Courier New" fo:color="#333333" fo:font-size="10pt" style:font-size-asian="10pt" style:font-size-complex="10pt" fo:language="et" fo:country="EE" style:language-asian="et" style:country-asian="EE"/>
    </style:style>
    <style:style style:name="TableCell403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404" style:parent-style-name="Обычный" style:family="paragraph">
      <style:paragraph-properties fo:margin-bottom="0in" fo:line-height="100%"/>
      <style:text-properties style:font-name="Times New Roman" style:font-name-asian="Times New Roman" fo:color="#333333" fo:font-size="12pt" style:font-size-asian="12pt" style:font-size-complex="12pt" fo:language="et" fo:country="EE" style:language-asian="et" style:country-asian="EE"/>
    </style:style>
    <style:style style:name="TableRow405" style:family="table-row">
      <style:table-row-properties/>
    </style:style>
    <style:style style:name="TableCell406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407" style:parent-style-name="Обычный" style:family="paragraph">
      <style:paragraph-properties fo:margin-bottom="0in" fo:line-height="100%"/>
    </style:style>
    <style:style style:name="T408" style:parent-style-name="Основнойшрифтабзаца" style:family="text">
      <style:text-properties style:font-name="Courier New" style:font-name-asian="Times New Roman" style:font-name-complex="Courier New" fo:color="#333333" fo:font-size="10pt" style:font-size-asian="10pt" style:font-size-complex="10pt" fo:language="et" fo:country="EE" style:language-asian="et" style:country-asian="EE"/>
    </style:style>
    <style:style style:name="TableCell409" style:family="table-cell">
      <style:table-cell-properties fo:border="0.0104in solid #729EA5" fo:background-color="#E9F9DF" style:writing-mode="lr-tb" style:vertical-align="middle" fo:padding-top="0.0312in" fo:padding-left="0.0312in" fo:padding-bottom="0.0312in" fo:padding-right="0.0312in"/>
    </style:style>
    <style:style style:name="P410" style:parent-style-name="Обычный" style:family="paragraph">
      <style:paragraph-properties fo:margin-bottom="0in" fo:line-height="100%"/>
      <style:text-properties style:font-name="Times New Roman" style:font-name-asian="Times New Roman" fo:color="#333333" fo:font-size="12pt" style:font-size-asian="12pt" style:font-size-complex="12pt" fo:language="et" fo:country="EE" style:language-asian="et" style:country-asian="EE"/>
    </style:style>
    <style:style style:name="P411" style:parent-style-name="Обычный" style:family="paragraph">
      <style:paragraph-properties fo:margin-bottom="0in" fo:line-height="100%" fo:background-color="#FFFFFF"/>
    </style:style>
    <style:style style:name="T41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1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1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41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1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1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19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0.5pt" style:font-size-asian="10.5pt" style:font-size-complex="10.5pt" fo:language="et" fo:country="EE" style:language-asian="et" style:country-asian="EE"/>
    </style:style>
    <style:style style:name="T42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21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0.5pt" style:font-size-asian="10.5pt" style:font-size-complex="10.5pt" fo:language="et" fo:country="EE" style:language-asian="et" style:country-asian="EE"/>
    </style:style>
    <style:style style:name="T42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2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2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42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2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2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2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43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43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3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3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3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43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3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3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4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44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4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44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44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4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4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4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background-color="#FFF2CC" fo:language="et" fo:country="EE" style:language-asian="et" style:country-asian="EE"/>
    </style:style>
    <style:style style:name="T44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background-color="#FFF2CC" fo:language="et" fo:country="EE" style:language-asian="et" style:country-asian="EE"/>
    </style:style>
    <style:style style:name="T45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45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5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5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5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45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5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5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6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46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6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6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6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66" style:parent-style-name="Основнойшрифтабзаца" style:family="text">
      <style:text-properties style:font-name="Verdana" style:font-name-asian="Times New Roman" fo:color="#1A9C25" fo:font-size="10.5pt" style:font-size-asian="10.5pt" style:font-size-complex="10.5pt" style:text-underline-type="single" style:text-underline-style="solid" style:text-underline-width="auto" style:text-underline-mode="continuous" fo:language="et" fo:country="EE" style:language-asian="et" style:country-asian="EE"/>
    </style:style>
    <style:style style:name="T46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6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6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7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7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7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47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7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76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47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7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7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8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48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8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8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8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48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8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8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9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9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49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49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9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9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9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49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50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0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0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04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0.5pt" style:font-size-asian="10.5pt" style:font-size-complex="10.5pt" fo:language="et" fo:country="EE" style:language-asian="et" style:country-asian="EE"/>
    </style:style>
    <style:style style:name="T50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50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0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0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10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0.5pt" style:font-size-asian="10.5pt" style:font-size-complex="10.5pt" fo:language="et" fo:country="EE" style:language-asian="et" style:country-asian="EE"/>
    </style:style>
    <style:style style:name="T51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51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1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1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1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1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51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52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2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2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2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5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52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2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2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30" style:parent-style-name="Основнойшрифтабзаца" style:family="text">
      <style:text-properties style:font-name="Verdana" style:font-name-asian="Times New Roman" fo:color="#1A9C25" fo:font-size="10.5pt" style:font-size-asian="10.5pt" style:font-size-complex="10.5pt" style:text-underline-type="single" style:text-underline-style="solid" style:text-underline-width="auto" style:text-underline-mode="continuous" fo:language="et" fo:country="EE" style:language-asian="et" style:country-asian="EE"/>
    </style:style>
    <style:style style:name="T53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3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3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3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3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3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3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53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3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4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4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4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5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background-color="#FFE599" fo:language="et" fo:country="EE" style:language-asian="et" style:country-asian="EE"/>
    </style:style>
    <style:style style:name="T5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54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4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4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49" style:parent-style-name="Основнойшрифтабзаца" style:family="text">
      <style:text-properties style:font-name="Verdana" style:font-name-asian="Times New Roman" fo:color="#1A9C25" fo:font-size="10.5pt" style:font-size-asian="10.5pt" style:font-size-complex="10.5pt" style:text-underline-type="single" style:text-underline-style="solid" style:text-underline-width="auto" style:text-underline-mode="continuous" fo:language="et" fo:country="EE" style:language-asian="et" style:country-asian="EE"/>
    </style:style>
    <style:style style:name="T55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5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5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53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554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55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5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5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5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56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6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6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6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6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56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6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6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6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57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7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7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7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7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57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7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7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7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58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8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8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8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58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8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8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8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59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9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9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9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9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59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9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59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0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0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0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0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0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0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0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0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1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1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1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1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1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1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1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2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2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2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2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2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2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2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2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3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3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3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3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3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3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3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38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63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4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4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4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4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4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4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4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4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4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5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5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5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style:text-underline-type="single" style:text-underline-style="solid" style:text-underline-width="auto" style:text-underline-mode="continuous" fo:language="et" fo:country="EE" style:language-asian="et" style:country-asian="EE"/>
    </style:style>
    <style:style style:name="T65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54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0.5pt" style:font-size-asian="10.5pt" style:font-size-complex="10.5pt" fo:language="et" fo:country="EE" style:language-asian="et" style:country-asian="EE"/>
    </style:style>
    <style:style style:name="T65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56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0.5pt" style:font-size-asian="10.5pt" style:font-size-complex="10.5pt" fo:language="et" fo:country="EE" style:language-asian="et" style:country-asian="EE"/>
    </style:style>
    <style:style style:name="T657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0.5pt" style:font-size-asian="10.5pt" style:font-size-complex="10.5pt" fo:language="et" fo:country="EE" style:language-asian="et" style:country-asian="EE"/>
    </style:style>
    <style:style style:name="T65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5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6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6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6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64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0.5pt" style:font-size-asian="10.5pt" style:font-size-complex="10.5pt" fo:language="et" fo:country="EE" style:language-asian="et" style:country-asian="EE"/>
    </style:style>
    <style:style style:name="T66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6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6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6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6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style:text-underline-type="single" style:text-underline-style="solid" style:text-underline-width="auto" style:text-underline-mode="continuous" fo:language="et" fo:country="EE" style:language-asian="et" style:country-asian="EE"/>
    </style:style>
    <style:style style:name="T67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7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7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7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7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7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7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7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8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8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8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8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85" style:parent-style-name="Основнойшрифтабзаца" style:family="text">
      <style:text-properties style:font-name="Verdana" style:font-name-asian="Times New Roman" fo:color="#1A9C25" fo:font-size="10.5pt" style:font-size-asian="10.5pt" style:font-size-complex="10.5pt" style:text-underline-type="single" style:text-underline-style="solid" style:text-underline-width="auto" style:text-underline-mode="continuous" fo:language="et" fo:country="EE" style:language-asian="et" style:country-asian="EE"/>
    </style:style>
    <style:style style:name="T68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8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8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89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69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9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9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9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9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95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0.5pt" style:font-size-asian="10.5pt" style:font-size-complex="10.5pt" fo:language="et" fo:country="EE" style:language-asian="et" style:country-asian="EE"/>
    </style:style>
    <style:style style:name="T69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9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69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69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70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70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70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70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0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0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0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71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71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71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71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1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1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20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0.5pt" style:font-size-asian="10.5pt" style:font-size-complex="10.5pt" fo:language="et" fo:country="EE" style:language-asian="et" style:country-asian="EE"/>
    </style:style>
    <style:style style:name="T72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2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2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2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2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2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72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2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3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3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73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3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73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3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3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38" style:parent-style-name="Основнойшрифтабзаца" style:family="text">
      <style:text-properties style:font-name="Verdana" style:font-name-asian="Times New Roman" fo:color="#1A9C25" fo:font-size="10.5pt" style:font-size-asian="10.5pt" style:font-size-complex="10.5pt" style:text-underline-type="single" style:text-underline-style="solid" style:text-underline-width="auto" style:text-underline-mode="continuous" fo:language="et" fo:country="EE" style:language-asian="et" style:country-asian="EE"/>
    </style:style>
    <style:style style:name="T73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4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4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4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43" style:parent-style-name="Основнойшрифтабзаца" style:family="text">
      <style:text-properties style:font-name="Verdana" style:font-name-asian="Times New Roman" fo:color="#1A9C25" fo:font-size="10.5pt" style:font-size-asian="10.5pt" style:font-size-complex="10.5pt" style:text-underline-type="single" style:text-underline-style="solid" style:text-underline-width="auto" style:text-underline-mode="continuous" fo:language="et" fo:country="EE" style:language-asian="et" style:country-asian="EE"/>
    </style:style>
    <style:style style:name="T74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4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4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47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74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4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5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75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5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53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0.5pt" style:font-size-asian="10.5pt" style:font-size-complex="10.5pt" fo:language="et" fo:country="EE" style:language-asian="et" style:country-asian="EE"/>
    </style:style>
    <style:style style:name="T75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5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5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5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759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76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62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63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18pt" style:font-size-asian="18pt" style:font-size-complex="18pt" fo:language="et" fo:country="EE" style:language-asian="et" style:country-asian="EE"/>
    </style:style>
    <style:style style:name="T76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6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6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67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68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T770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71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72" style:parent-style-name="Основнойшрифтабзаца" style:family="text">
      <style:text-properties style:font-name="Verdana" style:font-name-asian="Times New Roman" fo:font-weight="bold" style:font-weight-asian="bold" style:font-weight-complex="bold" fo:color="#444444" fo:font-size="24pt" style:font-size-asian="24pt" style:font-size-complex="24pt" fo:language="et" fo:country="EE" style:language-asian="et" style:country-asian="EE"/>
    </style:style>
    <style:style style:name="T773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74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75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76" style:parent-style-name="Основнойшрифтабзаца" style:family="text">
      <style:text-properties style:font-name="Verdana" style:font-name-asian="Times New Roman" fo:color="#444444" fo:font-size="10.5pt" style:font-size-asian="10.5pt" style:font-size-complex="10.5pt" fo:language="et" fo:country="EE" style:language-asian="et" style:country-asian="EE"/>
    </style:style>
    <style:style style:name="T7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.5pt" style:font-size-asian="10.5pt" style:font-size-complex="10.5pt" fo:language="et" fo:country="EE" style:language-asian="et" style:country-asian="EE"/>
    </style:style>
    <style:style style:name="P778" style:parent-style-name="Обычный" style:family="paragraph">
      <style:text-properties fo:language="et" fo:country="EE"/>
    </style:style>
  </office:automatic-styles>
  <office:body>
    <office:text text:use-soft-page-breaks="true">
      <text:p text:style-name="P1"/>
      <text:p text:style-name="P2">Git шпаргалка</text:p>
      <text:p text:style-name="P3"><text:span text:style-name="T4">Создание локального репозитория</text:span><text:span text:style-name="T5"><text:line-break/></text:span><text:span text:style-name="T6"><text:line-break/></text:span><text:span text:style-name="T7">Создание репозитория в папке где выполняется команда</text:span><text:span text:style-name="T8"><text:line-break/></text:span><text:span text:style-name="T9">$ git init</text:span><text:span text:style-name="T10"><text:line-break/></text:span><text:span text:style-name="T11"><text:line-break/></text:span><text:span text:style-name="T12">Создание репозитория в указанном каталоге</text:span><text:span text:style-name="T13"><text:line-break/></text:span><text:span text:style-name="T14">$ git init<text:s/></text:span><text:span text:style-name="T15">&lt;directory&gt;</text:span><text:span text:style-name="T16"><text:line-break/></text:span><text:span text:style-name="T17"><text:line-break/></text:span><text:span text:style-name="T18"><text:line-break/></text:span><text:span text:style-name="T19">Клонирование удаленного репозитория в локальный</text:span><text:span text:style-name="T20"><text:line-break/></text:span><text:span text:style-name="T21"><text:line-break/></text:span><text:span text:style-name="T22">Клонирование удаленного репозитория в локальный каталог с именем по умолчанию</text:span><text:span text:style-name="T23"><text:line-break/></text:span><text:span text:style-name="T24">$ git clone https://github.com/n0tb0dy/RemoreBranches.git</text:span><text:span text:style-name="T25"><text:line-break/></text:span><text:span text:style-name="T26"><text:line-break/></text:span><text:span text:style-name="T27">Клонирование удаленного репозитория в<text:s/></text:span><text:span text:style-name="T28">локальный каталог с указанным именем</text:span><text:span text:style-name="T29"><text:line-break/></text:span><text:span text:style-name="T30">$ git clone https://github.com/n0tb0dy/RemoreBranches.git LocalBranches</text:span><text:span text:style-name="T31"><text:line-break/></text:span><text:span text:style-name="T32"><text:line-break/></text:span><text:span text:style-name="T33">Клонирование локального репозитория на удаленный</text:span><text:span text:style-name="T34"><text:line-break/></text:span><text:span text:style-name="T35"><text:line-break/></text:span><text:span text:style-name="T36">Если у вас уже есть локальный репозиторий Git и вы хотите его выложить в общий доступ, то сперва</text:span><text:span text:style-name="T37"><text:s/>вам надо создать удаленный репозиторий (например на GitHub), а затем дать команды представленные ниже, изменив соотвественно часть с названием вашего репозитория.</text:span><text:span text:style-name="T38"><text:line-break/></text:span><text:span text:style-name="T39"><text:line-break/></text:span><text:span text:style-name="T40">1. Связываем локальный репозиторий с удаленным</text:span><text:span text:style-name="T41"><text:line-break/></text:span><text:span text:style-name="T42">$ git remote add origin https://github.com/n</text:span><text:span text:style-name="T43">0tb0dy/UpRemote.git</text:span><text:span text:style-name="T44"><text:line-break/></text:span><text:span text:style-name="T45"><text:line-break/></text:span><text:span text:style-name="T46">2. Верифицируем что удаленный репозиторий связан с нашим</text:span><text:span text:style-name="T47"><text:line-break/></text:span><text:span text:style-name="T48">$ git remote -v</text:span><text:span text:style-name="T49"><text:line-break/></text:span><text:span text:style-name="T50"><text:line-break/></text:span><text:span text:style-name="T51">3. Публикуем ветку master на удаленном репозитории</text:span><text:span text:style-name="T52"><text:line-break/></text:span><text:span text:style-name="T53">$ git push -u origin master</text:span><text:span text:style-name="T54"><text:line-break/></text:span><text:span text:style-name="T55"><text:line-break/></text:span><text:span text:style-name="T56">Более подробно можно почитать </text:span><text:a xlink:href="http://pr0git.blogspot.ru/2015/02/git-1_20.html" office:target-frame-name="_top" xlink:show="replace"><text:span text:style-name="T57">ту</text:span><text:bookmark-start text:name="_Hlt56077648"/><text:bookmark-start text:name="_Hlt56077649"/><text:span text:style-name="T58">т</text:span><text:bookmark-end text:name="_Hlt56077648"/><text:bookmark-end text:name="_Hlt56077649"/></text:a><text:span text:style-name="T59">.</text:span><text:span text:style-name="T60"><text:line-break/></text:span><text:span text:style-name="T61"><text:line-break/></text:span><text:span text:style-name="T62">Задаем имя пользователя и электронную почту</text:span><text:span text:style-name="T63"><text:line-break/></text:span><text:span text:style-name="T64"><text:line-break/></text:span><text:span text:style-name="T65">Глобально для всех проектов текущего пользователья</text:span><text:span text:style-name="T66"><text:line-break/></text:span><text:span text:style-name="T67">$ git config --global user.name "John Doe"</text:span><text:span text:style-name="T68"><text:line-break/></text:span><text:span text:style-name="T69">$ git config --global user.email johndoe@example.com</text:span><text:span text:style-name="T70"><text:line-break/></text:span><text:span text:style-name="T71"><text:line-break/></text:span><text:span text:style-name="T72">Для конкретного проекта (эти настройки пере</text:span><text:span text:style-name="T73">определят глобальные)</text:span><text:span text:style-name="T74"><text:line-break/></text:span><text:span text:style-name="T75">$ git config --local user.name "John Doe"</text:span><text:span text:style-name="T76"><text:line-break/></text:span><text:span text:style-name="T77">$ git config --local user.email johndoe@example.com</text:span><text:span text:style-name="T78"><text:line-break/></text:span><text:span text:style-name="T79"><text:line-break/></text:span><text:soft-page-break/><text:span text:style-name="T80">Просмотр настроек Git</text:span><text:span text:style-name="T81"><text:line-break/></text:span><text:span text:style-name="T82"><text:line-break/></text:span><text:span text:style-name="T83">Всех</text:span><text:span text:style-name="T84"> (глобальных, системных и локальных). Некоторые параметры могут появится в списке несколько раз, так как читаютс</text:span><text:span text:style-name="T85">я из трех файлов настроек. Подробнее </text:span><text:a xlink:href="http://pr0git.blogspot.ru/2015/02/git_64.html" office:target-frame-name="_top" xlink:show="replace"><text:span text:style-name="T86">тут</text:span></text:a><text:span text:style-name="T87">.</text:span><text:span text:style-name="T88"><text:line-break/></text:span><text:span text:style-name="T89">$ git config --list</text:span><text:span text:style-name="T90"><text:line-break/></text:span><text:span text:style-name="T91"><text:line-break/></text:span><text:span text:style-name="T92">Локальных</text:span><text:span text:style-name="T93"> для определенного проекта</text:span><text:span text:style-name="T94"><text:line-break/></text:span><text:span text:style-name="T95">$ git config --local --list</text:span><text:span text:style-name="T96"><text:line-break/></text:span><text:span text:style-name="T97"><text:line-break/></text:span><text:span text:style-name="T98">Системных</text:span><text:span text:style-name="T99"><text:line-break/></text:span><text:span text:style-name="T100">$ git config --system --list</text:span><text:span text:style-name="T101"><text:line-break/></text:span><text:span text:style-name="T102"><text:line-break/></text:span><text:span text:style-name="T103">Получение справки (помощи</text:span><text:span text:style-name="T104">) по команде Git</text:span><text:span text:style-name="T105"><text:line-break/></text:span><text:span text:style-name="T106"><text:line-break/></text:span><text:span text:style-name="T107">$ git help &lt;verb&gt;</text:span><text:span text:style-name="T108"><text:line-break/></text:span><text:span text:style-name="T109">$ git &lt;verb&gt; --help</text:span><text:span text:style-name="T110"><text:line-break/></text:span><text:span text:style-name="T111"><text:line-break/></text:span><text:span text:style-name="T112">Например выведем справку по команде config (откроется браузер со справкой)</text:span><text:span text:style-name="T113"><text:line-break/></text:span><text:span text:style-name="T114">$ git help config</text:span><text:span text:style-name="T115"><text:line-break/></text:span><text:span text:style-name="T116"><text:line-break/></text:span><text:span text:style-name="T117">Настройка русских шрифтов (cp1251) в Git</text:span><text:span text:style-name="T118"><text:line-break/></text:span><text:span text:style-name="T119"><text:line-break/></text:span><text:span text:style-name="T120">Настраиваем правильное отображение файлов с русскими названиями</text:span><text:span text:style-name="T121"><text:s/>в командах Git</text:span><text:span text:style-name="T122"><text:line-break/></text:span><text:span text:style-name="T123">$ git config --local core.quotepath false</text:span><text:span text:style-name="T124"><text:line-break/></text:span><text:span text:style-name="T125"><text:line-break/></text:span><text:span text:style-name="T126">Настраиваем </text:span><text:span text:style-name="T127">кодировку</text:span><text:span text:style-name="T128"> </text:span><text:span text:style-name="T129">Windows cp1251</text:span><text:span text:style-name="T130"> </text:span><text:span text:style-name="T131">для коммитов</text:span><text:span text:style-name="T132"> в Git</text:span><text:span text:style-name="T133"><text:line-break/></text:span><text:span text:style-name="T134">$ git config --local core.pager "iconv.exe -f cp1251 -t utf-8 | less"</text:span><text:span text:style-name="T135"><text:line-break/></text:span><text:span text:style-name="T136">$ git config --local i18n.commitEncoding utf8</text:span><text:span text:style-name="T137"><text:line-break/></text:span><text:span text:style-name="T138">$ git config --local i18n</text:span><text:span text:style-name="T139">.logoutputencoding cp1251</text:span><text:span text:style-name="T140"><text:line-break/></text:span><text:span text:style-name="T141"><text:line-break/></text:span><text:span text:style-name="T142">Эти команды замечательно работают в </text:span><text:span text:style-name="T143">msysgit 1.9.5</text:span><text:span text:style-name="T144">. Как будет в других версия не знаю. Но надеюсь, что в более новых тоже будет работать. Более подробно про настройку русского языка в Git можно почитать </text:span><text:a xlink:href="http://pr0git.blogspot.ru/2015/02/git_4.html" office:target-frame-name="_top" xlink:show="replace"><text:span text:style-name="T145">тут</text:span></text:a><text:span text:style-name="T146">. Так же они </text:span><text:span text:style-name="T147">правильно работают  при установке Git из пакетов Cygwin</text:span><text:span text:style-name="T148">, подробнее можно почитать </text:span><text:a xlink:href="http://pr0git.blogspot.ru/2015/03/git-windows-cygwin.html" office:target-frame-name="_top" xlink:show="replace"><text:span text:style-name="T149">тут</text:span></text:a><text:span text:style-name="T150">.</text:span><text:span text:style-name="T151"><text:line-break/></text:span><text:span text:style-name="T152"><text:line-break/></text:span><text:span text:style-name="T153">Так же можно зада</text:span><text:span text:style-name="T154">ть кодовую страницу для файлов проекта командой</text:span><text:span text:style-name="T155"><text:line-break/></text:span><text:span text:style-name="T156">$ git config --local i18n.filesEncoding windows-1251</text:span><text:span text:style-name="T157"><text:line-break/></text:span><text:span text:style-name="T158"><text:line-break/></text:span><text:span text:style-name="T159">ну или просто строкой в разделе [i18n]</text:span><text:span text:style-name="T160"><text:line-break/></text:span><text:span text:style-name="T161">filesEncoding = windows-1251</text:span><text:span text:style-name="T162"><text:line-break/></text:span><text:span text:style-name="T163"><text:line-break/></text:span><text:span text:style-name="T164">А вообще лучше вести проекты в кодировке UTF-8, если это возможно конечно.</text:span><text:span text:style-name="T165"><text:line-break/></text:span><text:span text:style-name="T166"><text:line-break/></text:span><text:span text:style-name="T167">Просмотр<text:s/></text:span><text:span text:style-name="T168">информации о состоянии файлов в Git</text:span><text:span text:style-name="T169"><text:line-break/></text:span><text:span text:style-name="T170"><text:line-break/></text:span><text:span text:style-name="T171">Основной инструмент, используемый для определения, какие файлы в каком состоянии находятся — это команда:</text:span><text:span text:style-name="T172"><text:line-break/></text:span><text:span text:style-name="T173">$ git status</text:span><text:span text:style-name="T174"><text:line-break/></text:span><text:span text:style-name="T175"><text:line-break/></text:span><text:span text:style-name="T176">И ее более краткий вывод:</text:span><text:span text:style-name="T177"><text:line-break/></text:span><text:soft-page-break/><text:span text:style-name="T178">$ git status -s</text:span><text:span text:style-name="T179"><text:line-break/></text:span><text:span text:style-name="T180"><text:line-break/></text:span><text:span text:style-name="T181">Просмотр разницы (что конкретно было изменено в файлах)<text:s/></text:span><text:span text:style-name="T182">между рабочим каталогом и индексом (staged area)</text:span><text:span text:style-name="T183"><text:line-break/></text:span><text:span text:style-name="T184">$ git diff</text:span><text:span text:style-name="T185"><text:line-break/></text:span><text:span text:style-name="T186"><text:line-break/></text:span><text:span text:style-name="T187">Просмотр разницы между последним коммитом и индексом</text:span><text:span text:style-name="T188"><text:line-break/></text:span><text:span text:style-name="T189">$ git diff --staged</text:span><text:span text:style-name="T190"><text:line-break/></text:span><text:span text:style-name="T191"><text:line-break/></text:span><text:span text:style-name="T192">Более подробно смотрим </text:span><text:a xlink:href="http://pr0git.blogspot.ru/2015/02/git_13.html" office:target-frame-name="_top" xlink:show="replace"><text:span text:style-name="T193">тут</text:span></text:a><text:span text:style-name="T194">.</text:span><text:span text:style-name="T195"><text:line-break/></text:span><text:span text:style-name="T196"><text:line-break/></text:span><text:span text:style-name="T197">Фиксация изменений (коммит)</text:span><text:span text:style-name="T198"><text:line-break/></text:span><text:span text:style-name="T199"><text:line-break/></text:span><text:span text:style-name="T200">Если дать команду </text:span><text:span text:style-name="T201">git commit</text:span><text:span text:style-name="T202"> без дополнительных параметров, то сперва будет вызван редактор для ввода комментария к коммиту и после сохранения комментария будет произведен коммит (фиксация изменений)</text:span><text:span text:style-name="T203"><text:line-break/></text:span><text:span text:style-name="T204">$ git commit</text:span><text:span text:style-name="T205"><text:line-break/></text:span><text:span text:style-name="T206"><text:line-break/></text:span><text:span text:style-name="T207">Чтобы включить в комментарий к коммиту инф</text:span><text:span text:style-name="T208">ормацию о том какие именно были сделаны изменения в каких файлах надо дать команду</text:span><text:span text:style-name="T209"><text:line-break/></text:span><text:span text:style-name="T210">$ git commit -v</text:span><text:span text:style-name="T211"><text:line-break/></text:span><text:span text:style-name="T212"><text:line-break/></text:span><text:span text:style-name="T213">По существу по данной команде в комментарий будет также помещена дельта diff изменений, таким образом вы сможете точно увидеть всё, что сделано.</text:span><text:span text:style-name="T214"><text:line-break/></text:span><text:span text:style-name="T215"><text:line-break/></text:span><text:span text:style-name="T216">Чтобы реда</text:span><text:span text:style-name="T217">ктор не вызывался, можно написать комментарий прямо в командной строке в ключе </text:span><text:span text:style-name="T218">-m</text:span><text:span text:style-name="T219"><text:line-break/></text:span><text:span text:style-name="T220">$ git commit -m "Commit Comment"</text:span><text:span text:style-name="T221"><text:line-break/></text:span><text:span text:style-name="T222"><text:line-break/></text:span><text:span text:style-name="T223">Автоматически добавить все измененные файлы в коммит</text:span><text:span text:style-name="T224"><text:line-break/></text:span><text:span text:style-name="T225">$ git commit -a</text:span><text:span text:style-name="T226"><text:line-break/></text:span><text:span text:style-name="T227"><text:line-break/></text:span><text:span text:style-name="T228">Удаление файлов из Git</text:span><text:span text:style-name="T229"><text:line-break/></text:span><text:span text:style-name="T230">По существу это удаление файла из<text:s/></text:span><text:span text:style-name="T231">отслеживаемых. Если файл уже был до этого закоммичен в Git, то из старых коммитов его по прежнему можно будет достать.</text:span><text:span text:style-name="T232"><text:line-break/></text:span><text:span text:style-name="T233"><text:line-break/></text:span><text:span text:style-name="T234">Удаление файла из отслеживаемых Git, а так же его физическое удаление из рабочего каталога</text:span><text:span text:style-name="T235"><text:line-break/></text:span><text:span text:style-name="T236">$ git rm &lt;file_name&gt;</text:span><text:span text:style-name="T237"><text:line-break/></text:span><text:span text:style-name="T238"><text:line-break/></text:span><text:span text:style-name="T239">Удаление проиндексирова</text:span><text:span text:style-name="T240">нного измененного файла</text:span><text:span text:style-name="T241"><text:line-break/></text:span><text:span text:style-name="T242">$ git rm -f &lt;file_name&gt;</text:span><text:span text:style-name="T243"><text:line-break/></text:span><text:span text:style-name="T244"><text:line-break/></text:span><text:span text:style-name="T245">Удаление файла из индекса, но сохранение его в рабочем каталоге</text:span><text:span text:style-name="T246"><text:line-break/></text:span><text:span text:style-name="T247">$ git rm --cached &lt;file_name&gt;</text:span><text:span text:style-name="T248"><text:line-break/></text:span><text:span text:style-name="T249"><text:line-break/></text:span><text:span text:style-name="T250">Более подробно смотрим </text:span><text:a xlink:href="http://pr0git.blogspot.ru/2015/02/git_13.html" office:target-frame-name="_top" xlink:show="replace"><text:span text:style-name="T251">тут</text:span></text:a><text:span text:style-name="T252">.</text:span><text:span text:style-name="T253"><text:line-break/></text:span><text:span text:style-name="T254"><text:line-break/></text:span><text:span text:style-name="T255">Переименование файла</text:span><text:span text:style-name="T256"><text:line-break/></text:span><text:span text:style-name="T257"><text:line-break/></text:span><text:span text:style-name="T258">$ git mv &lt;old_file_name&gt; &lt;new_file_name&gt;</text:span><text:span text:style-name="T259"><text:line-break/></text:span><text:span text:style-name="T260"><text:line-break/></text:span><text:span text:style-name="T261">Просмотр истории коммитов</text:span><text:span text:style-name="T262"><text:line-break/></text:span><text:span text:style-name="T263"><text:line-break/></text:span><text:soft-page-break/><text:span text:style-name="T264">Самый простой вариант это </text:span><text:span text:style-name="T265">git log</text:span><text:span text:style-name="T266"> с разными ключами (смотрим help). Тут приведу просто примеры. А подробнее </text:span><text:a xlink:href="http://pr0git.blogspot.ru/2015/02/git_11.html" office:target-frame-name="_top" xlink:show="replace"><text:span text:style-name="T267">тут</text:span></text:a><text:span text:style-name="T268"> или в ману</text:span><text:span text:style-name="T269">але.</text:span><text:span text:style-name="T270"><text:line-break/></text:span><text:span text:style-name="T271"><text:line-break/></text:span><text:span text:style-name="T272"><text:line-break/></text:span><text:span text:style-name="T273">Вывод простой истории коммитов</text:span><text:span text:style-name="T274"><text:line-break/></text:span><text:span text:style-name="T275">$ git log</text:span><text:span text:style-name="T276"><text:line-break/></text:span><text:span text:style-name="T277"><text:line-break/></text:span><text:span text:style-name="T278">Вывод последних n записей, в примере вывод двух последних записей</text:span><text:span text:style-name="T279"><text:line-break/></text:span><text:span text:style-name="T280">$ git log -2</text:span><text:span text:style-name="T281"><text:line-break/></text:span><text:span text:style-name="T282"><text:line-break/></text:span><text:span text:style-name="T283">Вывод дельты (diff) разницы между последними двумя изменениями (на уровне строк)</text:span><text:span text:style-name="T284"><text:line-break/></text:span><text:span text:style-name="T285">$ git log -p -2</text:span><text:span text:style-name="T286"><text:line-break/></text:span><text:span text:style-name="T287"><text:line-break/></text:span><text:span text:style-name="T288">Вывод изменений между двумя п</text:span><text:span text:style-name="T289">оследними коммитами на уровне слов</text:span><text:span text:style-name="T290"><text:line-break/></text:span><text:span text:style-name="T291">$ git log -p -2 --word-diff</text:span><text:span text:style-name="T292"><text:line-break/></text:span><text:span text:style-name="T293"><text:line-break/></text:span><text:span text:style-name="T294">Вывод краткой статистики по 2 последним коммитам</text:span><text:span text:style-name="T295"><text:line-break/></text:span><text:span text:style-name="T296">$ git log -2 --stat</text:span><text:span text:style-name="T297"><text:line-break/></text:span><text:span text:style-name="T298"><text:line-break/></text:span><text:span text:style-name="T299">И очень полезный ключ --pretty (позволяет изменить формат вывода лога)</text:span><text:span text:style-name="T300"><text:line-break/></text:span><text:span text:style-name="T301">$ git log --pretty=oneline</text:span><text:span text:style-name="T302"><text:line-break/></text:span><text:span text:style-name="T303"><text:line-break/></text:span><text:span text:style-name="T304">$ git log<text:s/></text:span><text:span text:style-name="T305">--pretty=format:"%h - %an, %ar : %s"</text:span><text:span text:style-name="T306"><text:line-break/></text:span><text:span text:style-name="T307"><text:line-break/></text:span><text:span text:style-name="T308">Параметры ключа </text:span><text:span text:style-name="T309">format</text:span></text:p>
      <table:table table:style-name="Table310">
        <table:table-columns>
          <table:table-column table:style-name="TableColumn311"/>
          <table:table-column table:style-name="TableColumn312"/>
        </table:table-columns>
        <table:table-header-rows>
          <table:table-row table:style-name="TableRow313">
            <table:table-cell table:style-name="TableCell314">
              <text:p text:style-name="P315">Параметр</text:p>
            </table:table-cell>
            <table:table-cell table:style-name="TableCell316">
              <text:p text:style-name="P317">Описание выводимых данных</text:p>
            </table:table-cell>
          </table:table-row>
        </table:table-header-rows>
        <table:table-row table:style-name="TableRow318">
          <table:table-cell table:style-name="TableCell319">
            <text:p text:style-name="P320"><text:span text:style-name="T321">%H</text:span></text:p>
          </table:table-cell>
          <table:table-cell table:style-name="TableCell322">
            <text:p text:style-name="P323">Хеш коммита</text:p>
          </table:table-cell>
        </table:table-row>
        <table:table-row table:style-name="TableRow324">
          <table:table-cell table:style-name="TableCell325">
            <text:p text:style-name="P326"><text:span text:style-name="T327">%h</text:span></text:p>
          </table:table-cell>
          <table:table-cell table:style-name="TableCell328">
            <text:p text:style-name="P329">Сокращённый хеш коммита</text:p>
          </table:table-cell>
        </table:table-row>
        <table:table-row table:style-name="TableRow330">
          <table:table-cell table:style-name="TableCell331">
            <text:p text:style-name="P332"><text:span text:style-name="T333">%T</text:span></text:p>
          </table:table-cell>
          <table:table-cell table:style-name="TableCell334">
            <text:p text:style-name="P335">Хеш дерева</text:p>
          </table:table-cell>
        </table:table-row>
        <table:table-row table:style-name="TableRow336">
          <table:table-cell table:style-name="TableCell337">
            <text:p text:style-name="P338"><text:span text:style-name="T339">%t</text:span></text:p>
          </table:table-cell>
          <table:table-cell table:style-name="TableCell340">
            <text:p text:style-name="P341">Сокращённый хеш дерева</text:p>
          </table:table-cell>
        </table:table-row>
        <table:table-row table:style-name="TableRow342">
          <table:table-cell table:style-name="TableCell343">
            <text:p text:style-name="P344"><text:span text:style-name="T345">%P</text:span></text:p>
          </table:table-cell>
          <table:table-cell table:style-name="TableCell346">
            <text:p text:style-name="P347">Хеши родительских коммитов</text:p>
          </table:table-cell>
        </table:table-row>
        <table:table-row table:style-name="TableRow348">
          <table:table-cell table:style-name="TableCell349">
            <text:p text:style-name="P350"><text:span text:style-name="T351">%p</text:span></text:p>
          </table:table-cell>
          <table:table-cell table:style-name="TableCell352">
            <text:p text:style-name="P353">Сокращённые хеши родительских коммитов</text:p>
          </table:table-cell>
        </table:table-row>
        <table:table-row table:style-name="TableRow354">
          <table:table-cell table:style-name="TableCell355">
            <text:p text:style-name="P356"><text:span text:style-name="T357">%an</text:span></text:p>
          </table:table-cell>
          <table:table-cell table:style-name="TableCell358">
            <text:p text:style-name="P359">Имя автора</text:p>
          </table:table-cell>
        </table:table-row>
        <table:table-row table:style-name="TableRow360">
          <table:table-cell table:style-name="TableCell361">
            <text:p text:style-name="P362"><text:span text:style-name="T363">%ae</text:span></text:p>
          </table:table-cell>
          <table:table-cell table:style-name="TableCell364">
            <text:p text:style-name="P365">Электронная почта автора</text:p>
          </table:table-cell>
        </table:table-row>
        <table:table-row table:style-name="TableRow366">
          <table:table-cell table:style-name="TableCell367">
            <text:p text:style-name="P368"><text:span text:style-name="T369">%ad</text:span></text:p>
          </table:table-cell>
          <table:table-cell table:style-name="TableCell370">
            <text:p text:style-name="P371"><text:span text:style-name="T372">Дата автора (формат соответствует параметру </text:span><text:span text:style-name="T373">--date=</text:span><text:span text:style-name="T374">)</text:span></text:p>
          </table:table-cell>
        </table:table-row>
        <table:table-row table:style-name="TableRow375">
          <table:table-cell table:style-name="TableCell376">
            <text:p text:style-name="P377"><text:span text:style-name="T378">%ar</text:span></text:p>
          </table:table-cell>
          <table:table-cell table:style-name="TableCell379">
            <text:p text:style-name="P380">Дата автора, относительная (пр. "2 мес. назад")</text:p>
          </table:table-cell>
        </table:table-row>
        <table:table-row table:style-name="TableRow381">
          <table:table-cell table:style-name="TableCell382">
            <text:p text:style-name="P383"><text:span text:style-name="T384">%cn</text:span></text:p>
          </table:table-cell>
          <table:table-cell table:style-name="TableCell385">
            <text:p text:style-name="P386">Имя коммитера</text:p>
          </table:table-cell>
        </table:table-row>
        <table:table-row table:style-name="TableRow387">
          <table:table-cell table:style-name="TableCell388">
            <text:p text:style-name="P389"><text:span text:style-name="T390">%ce</text:span></text:p>
          </table:table-cell>
          <table:table-cell table:style-name="TableCell391">
            <text:p text:style-name="P392">Электронная почта коммитера</text:p>
          </table:table-cell>
        </table:table-row>
        <table:table-row table:style-name="TableRow393">
          <table:table-cell table:style-name="TableCell394">
            <text:p text:style-name="P395"><text:span text:style-name="T396">%cd</text:span></text:p>
          </table:table-cell>
          <table:table-cell table:style-name="TableCell397">
            <text:p text:style-name="P398">Дата коммитера</text:p>
          </table:table-cell>
        </table:table-row>
        <table:table-row table:style-name="TableRow399">
          <table:table-cell table:style-name="TableCell400">
            <text:p text:style-name="P401"><text:span text:style-name="T402">%cr</text:span></text:p>
          </table:table-cell>
          <table:table-cell table:style-name="TableCell403">
            <text:p text:style-name="P404">Дата коммитера,<text:s/>относительная</text:p>
          </table:table-cell>
        </table:table-row>
        <table:table-row table:style-name="TableRow405">
          <table:table-cell table:style-name="TableCell406">
            <text:p text:style-name="P407"><text:span text:style-name="T408">%s</text:span></text:p>
          </table:table-cell>
          <table:table-cell table:style-name="TableCell409">
            <text:p text:style-name="P410">Комментарий</text:p>
          </table:table-cell>
        </table:table-row>
      </table:table>
      <text:p text:style-name="P411"><text:span text:style-name="T412"><text:line-break/></text:span><text:span text:style-name="T413">Можно так же посмотреть ASCII граф веток коммитов по ключу --graph</text:span><text:span text:style-name="T414"><text:line-break/></text:span><text:span text:style-name="T415">$ git log --pretty=format:"%h  %s" --graph</text:span><text:span text:style-name="T416"><text:line-break/></text:span><text:span text:style-name="T417"><text:line-break/></text:span><text:span text:style-name="T418">Есть параметры, ограничивающие по времени, такие как </text:span><text:span text:style-name="T419">--since</text:span><text:span text:style-name="T420"> и </text:span><text:span text:style-name="T421">--until</text:span><text:span text:style-name="T422">, весьма полезны. Например, следующая<text:s/></text:span><text:span text:style-name="T423">команда выдаёт список коммитов, сделанных за последние две недели:</text:span><text:span text:style-name="T424"><text:line-break/></text:span><text:soft-page-break/><text:span text:style-name="T425">$ git log --since=2.weeks</text:span><text:span text:style-name="T426"><text:line-break/></text:span><text:span text:style-name="T427"><text:line-break/></text:span><text:span text:style-name="T428">Другой полезный фильтр это опция –S, которая как параметр принимает строку и показывает только те коммиты где эта строка была изменена, добавлена или удалена.</text:span><text:span text:style-name="T429"><text:line-break/></text:span><text:span text:style-name="T430">$ g</text:span><text:span text:style-name="T431">it log -S&lt;stirng&gt;</text:span><text:span text:style-name="T432"><text:line-break/></text:span><text:span text:style-name="T433"><text:line-break/></text:span><text:span text:style-name="T434">Пример будет искать строку MyStringForSearch</text:span><text:span text:style-name="T435"><text:line-break/></text:span><text:span text:style-name="T436">$ git log -SMyStringForSearch</text:span><text:span text:style-name="T437"><text:line-break/></text:span><text:span text:style-name="T438"><text:line-break/></text:span><text:span text:style-name="T439">Список коммитов с хэшем (короткое число)</text:span><text:span text:style-name="T440"><text:line-break/></text:span><text:span text:style-name="T441">$ git log --oneline</text:span><text:span text:style-name="T442"><text:line-break/></text:span><text:span text:style-name="T443"><text:line-break/></text:span><text:span text:style-name="T444">Отмена изменений</text:span><text:span text:style-name="T445"><text:line-break/></text:span><text:span text:style-name="T446"><text:line-break/></text:span><text:span text:style-name="T447">Изменение комментария к последнему комииту, </text:span><text:span text:style-name="T448">но только в том случае, если после по</text:span><text:span text:style-name="T449">следнего коммита не было ни каких изменений в рабочем каталоге</text:span><text:span text:style-name="T450"><text:line-break/></text:span><text:span text:style-name="T451">$ git commit --amend</text:span><text:span text:style-name="T452"><text:line-break/></text:span><text:span text:style-name="T453"><text:line-break/></text:span><text:span text:style-name="T454">Отмена индексации файла (исключение из индекса)</text:span><text:span text:style-name="T455"><text:line-break/></text:span><text:span text:style-name="T456">$ git reset HEAD &lt;file&gt;</text:span><text:span text:style-name="T457"><text:line-break/></text:span><text:span text:style-name="T458"><text:line-break/></text:span><text:span text:style-name="T459">Отмена изменений файла (до внесения файла в коммит)</text:span><text:span text:style-name="T460"><text:line-break/></text:span><text:span text:style-name="T461">$ git checkout -- &lt;file&gt;</text:span><text:span text:style-name="T462"><text:line-break/></text:span><text:span text:style-name="T463"><text:line-break/></text:span><text:span text:style-name="T464">С этой командой надо</text:span><text:span text:style-name="T465"><text:s/>быть особо осторожным, подробнее </text:span><text:a xlink:href="http://pr0git.blogspot.ru/2015/02/git_72.html" office:target-frame-name="_top" xlink:show="replace"><text:span text:style-name="T466">тут</text:span></text:a><text:span text:style-name="T467">.</text:span><text:span text:style-name="T468"><text:line-break/></text:span><text:span text:style-name="T469"><text:line-break/></text:span><text:span text:style-name="T470">Удаление раз и навсегда последнего коммита. Его больше ни кто ни когда не увидит. И вы в том числе :). Произойдет откат на предыдущий коммит. Все изменен</text:span><text:span text:style-name="T471">ия которые были в последнем коммите будут утеряны. Хорошо подумайте прежде чем это делать.</text:span><text:span text:style-name="T472"><text:line-break/></text:span><text:span text:style-name="T473">$ git reset --hard HEAD~1</text:span><text:span text:style-name="T474"><text:line-break/></text:span><text:span text:style-name="T475"><text:line-break/></text:span><text:span text:style-name="T476">Работа с удаленными репозиториями</text:span><text:span text:style-name="T477"><text:line-break/></text:span><text:span text:style-name="T478"><text:line-break/></text:span><text:span text:style-name="T479">Просмотр удаленных репозиториев</text:span><text:span text:style-name="T480"><text:line-break/></text:span><text:span text:style-name="T481">$ git remote</text:span><text:span text:style-name="T482"><text:line-break/></text:span><text:span text:style-name="T483"><text:line-break/></text:span><text:span text:style-name="T484">Более подробный вывод о них</text:span><text:span text:style-name="T485"><text:line-break/></text:span><text:span text:style-name="T486">$ git remote -v</text:span><text:span text:style-name="T487"><text:line-break/></text:span><text:span text:style-name="T488"><text:line-break/></text:span><text:span text:style-name="T489">Добавление у</text:span><text:span text:style-name="T490">даленного репозитория (вместо origin можно задать любое слово)</text:span><text:span text:style-name="T491"><text:line-break/></text:span><text:span text:style-name="T492">$ git remote add origin https://github.com/n0tb0dy/UpRemote.git</text:span><text:span text:style-name="T493"><text:line-break/></text:span><text:span text:style-name="T494">$ git remote add tr https://github.com/n0tb0dy/UpRemote.git</text:span><text:span text:style-name="T495"><text:line-break/></text:span><text:span text:style-name="T496"><text:line-break/></text:span><text:span text:style-name="T497">Получение изменений с удаленного репозитория под именем tr в<text:s/></text:span><text:span text:style-name="T498">локальную ветку tr</text:span><text:span text:style-name="T499"><text:line-break/></text:span><text:span text:style-name="T500">$ git fetch tr</text:span><text:span text:style-name="T501"><text:line-break/></text:span><text:span text:style-name="T502"><text:line-break/></text:span><text:span text:style-name="T503">Отправка данных на удаленный репозиторий. Формат </text:span><text:span text:style-name="T504">git push [удал. сервер] [локальная ветка]</text:span><text:span text:style-name="T505"><text:line-break/></text:span><text:span text:style-name="T506">$ git push origin master</text:span><text:span text:style-name="T507"><text:line-break/></text:span><text:span text:style-name="T508"><text:line-break/></text:span><text:span text:style-name="T509">Инспекция удаленного репозитория </text:span><text:span text:style-name="T510">git remote show [удал. сервер]</text:span><text:span text:style-name="T511"><text:line-break/></text:span><text:span text:style-name="T512">$ git remote show origin</text:span><text:span text:style-name="T513"><text:line-break/></text:span><text:span text:style-name="T514"><text:line-break/></text:span><text:soft-page-break/><text:span text:style-name="T515">Переименование</text:span><text:span text:style-name="T516"><text:s/>удаленных репозиториев (по существу переименование локальной ссылки на удаленный репозиторий)</text:span><text:span text:style-name="T517"><text:line-break/></text:span><text:span text:style-name="T518">$ git remote rename &lt;old_name&gt; &lt;new_name&gt;</text:span><text:span text:style-name="T519"><text:line-break/></text:span><text:span text:style-name="T520">$ git remote rename tr newtr</text:span><text:span text:style-name="T521"><text:line-break/></text:span><text:span text:style-name="T522"><text:line-break/></text:span><text:span text:style-name="T523">Удаление удаленного репозитория :) (попросту отключение от него - в примере от origin)</text:span><text:span text:style-name="T524"><text:line-break/></text:span><text:span text:style-name="T525">$ </text:span><text:span text:style-name="T526">git remote rm origin</text:span><text:span text:style-name="T527"><text:line-break/></text:span><text:span text:style-name="T528"><text:line-break/></text:span><text:span text:style-name="T529">Подробней о работе с удаленными репозиториями </text:span><text:a xlink:href="http://pr0git.blogspot.ru/2015/02/git_16.html" office:target-frame-name="_top" xlink:show="replace"><text:span text:style-name="T530">тут</text:span></text:a><text:span text:style-name="T531">.</text:span><text:span text:style-name="T532"><text:line-break/></text:span><text:span text:style-name="T533"><text:line-break/></text:span><text:span text:style-name="T534">Если у вас свой собственный репозиторий Git на сервере с само подписанным сертификатом, то перед любыми командами работ</text:span><text:span text:style-name="T535">ы у удаленным репозиторием (clone, fetch, push, pull и т.п.), Git будет ругаться на само подписанный сертификат. Решить проблему можно изменив чуток конфиг</text:span><text:span text:style-name="T536"><text:line-break/></text:span><text:span text:style-name="T537">$ git config --local http.sslVerify false</text:span><text:span text:style-name="T538"><text:line-break/></text:span><text:span text:style-name="T539"><text:line-break/></text:span><text:span text:style-name="T540">Или же перед каждой операцией работы с удаленным репозито</text:span><text:span text:style-name="T541">рием вставлять доп команду</text:span><text:span text:style-name="T542"><text:line-break/></text:span><text:span text:style-name="T543">$ git </text:span><text:span text:style-name="T544">-c http.sslVerify=false</text:span><text:span text:style-name="T545"> push origin newbranch</text:span><text:span text:style-name="T546"><text:line-break/></text:span><text:span text:style-name="T547"><text:line-break/></text:span><text:span text:style-name="T548">А вообще настройка своего сервера Git это отдельная тема. Частично рассмотрена мной </text:span><text:a xlink:href="http://pr0git.blogspot.ru/2015/03/git-windows-server-20xx.html" office:target-frame-name="_top" xlink:show="replace"><text:span text:style-name="T549">тут</text:span></text:a><text:span text:style-name="T550">.</text:span><text:span text:style-name="T551"><text:line-break/></text:span><text:span text:style-name="T552"><text:line-break/></text:span><text:span text:style-name="T553">Работа</text:span><text:span text:style-name="T554"><text:s/>с ветками</text:span><text:span text:style-name="T555"><text:line-break/></text:span><text:span text:style-name="T556"><text:line-break/></text:span><text:span text:style-name="T557">Посмотреть локальные ветки</text:span><text:span text:style-name="T558"><text:line-break/></text:span><text:span text:style-name="T559">$ git branch</text:span><text:span text:style-name="T560"><text:line-break/></text:span><text:span text:style-name="T561"><text:line-break/></text:span><text:span text:style-name="T562">Посмотреть последний коммит на каждой из локальных веток</text:span><text:span text:style-name="T563"><text:line-break/></text:span><text:span text:style-name="T564">$ git branch –v</text:span><text:span text:style-name="T565"><text:line-break/></text:span><text:span text:style-name="T566"><text:line-break/></text:span><text:span text:style-name="T567">Чтобы посмотреть все существующие локальные и удаленные ветки можно дать команду</text:span><text:span text:style-name="T568"><text:line-break/></text:span><text:span text:style-name="T569">$ git branch –a</text:span><text:span text:style-name="T570"><text:line-break/></text:span><text:span text:style-name="T571"><text:line-break/></text:span><text:span text:style-name="T572">Посмотреть последние коммиты на</text:span><text:span text:style-name="T573"><text:s/>всех ветках (локальных и удаленных)</text:span><text:span text:style-name="T574"><text:line-break/></text:span><text:span text:style-name="T575">$ git branch –a -v</text:span><text:span text:style-name="T576"><text:line-break/></text:span><text:span text:style-name="T577"><text:line-break/></text:span><text:span text:style-name="T578">Посмотреть отслеживаемые ветки</text:span><text:span text:style-name="T579"><text:line-break/></text:span><text:span text:style-name="T580">$ git branch –vv</text:span><text:span text:style-name="T581"><text:line-break/></text:span><text:span text:style-name="T582"><text:line-break/></text:span><text:span text:style-name="T583">Сделать ветку локальную ветку serverfix отслеживаемой</text:span><text:span text:style-name="T584"><text:line-break/></text:span><text:span text:style-name="T585">$ git branch -u origin/serverfix</text:span><text:span text:style-name="T586"><text:line-break/></text:span><text:span text:style-name="T587"><text:line-break/></text:span><text:span text:style-name="T588">Создать ветку</text:span><text:span text:style-name="T589"><text:line-break/></text:span><text:span text:style-name="T590">$ git branch &lt;имя_ветки&gt;</text:span><text:span text:style-name="T591"><text:line-break/></text:span><text:span text:style-name="T592"><text:line-break/></text:span><text:span text:style-name="T593">Создать ветку на опред</text:span><text:span text:style-name="T594">еленном коммите</text:span><text:span text:style-name="T595"><text:line-break/></text:span><text:span text:style-name="T596">$git branch new_branch 5a0eb04</text:span><text:span text:style-name="T597"><text:line-break/></text:span><text:span text:style-name="T598"><text:line-break/></text:span><text:span text:style-name="T599">Переименовать ветку</text:span><text:span text:style-name="T600"><text:line-break/></text:span><text:span text:style-name="T601">git branch -m &lt;oldname&gt; &lt;newname&gt;</text:span><text:span text:style-name="T602"><text:line-break/></text:span><text:span text:style-name="T603"><text:line-break/></text:span><text:span text:style-name="T604">Переименовать текущую ветку</text:span><text:span text:style-name="T605"><text:line-break/></text:span><text:span text:style-name="T606">git branch -m &lt;newname&gt;</text:span><text:span text:style-name="T607"><text:line-break/></text:span><text:span text:style-name="T608"><text:line-break/></text:span><text:soft-page-break/><text:span text:style-name="T609">Переключится на ветку</text:span><text:span text:style-name="T610"><text:line-break/></text:span><text:span text:style-name="T611">$ git checkout &lt;имя_ветки&gt;</text:span><text:span text:style-name="T612"><text:line-break/></text:span><text:span text:style-name="T613"><text:line-break/></text:span><text:span text:style-name="T614">Создать ветку и сразу же переключится на нее</text:span><text:span text:style-name="T615"><text:line-break/></text:span><text:span text:style-name="T616">$ git</text:span><text:span text:style-name="T617"><text:s/>checkout -b &lt;имя_ветки&gt;</text:span><text:span text:style-name="T618"><text:line-break/></text:span><text:span text:style-name="T619"><text:line-break/></text:span><text:span text:style-name="T620">Слияние веток (в примере находимся на ветке master и сливаем с ней ветку hotfix)</text:span><text:span text:style-name="T621"><text:line-break/></text:span><text:span text:style-name="T622">$ git checkout master</text:span><text:span text:style-name="T623"><text:line-break/></text:span><text:span text:style-name="T624">$ git merge hotfix</text:span><text:span text:style-name="T625"><text:line-break/></text:span><text:span text:style-name="T626"><text:line-break/></text:span><text:span text:style-name="T627">Удалить ветку</text:span><text:span text:style-name="T628"><text:line-break/></text:span><text:span text:style-name="T629">$ git branch -d &lt;имя_ветки&gt;</text:span><text:span text:style-name="T630"><text:line-break/></text:span><text:span text:style-name="T631"><text:line-break/></text:span><text:span text:style-name="T632">Удалить ветку serverfix на удаленном сервере</text:span><text:span text:style-name="T633"><text:line-break/></text:span><text:span text:style-name="T634">$ git push origin -</text:span><text:span text:style-name="T635">-delete serverfix</text:span><text:span text:style-name="T636"><text:line-break/></text:span><text:span text:style-name="T637"><text:line-break/></text:span><text:span text:style-name="T638">Работа с метками</text:span><text:span text:style-name="T639"><text:line-break/></text:span><text:span text:style-name="T640"><text:line-break/></text:span><text:span text:style-name="T641">Посмотреть все (перечисляет в алфавитном порядке, а не по времени их создания)</text:span><text:span text:style-name="T642"><text:line-break/></text:span><text:span text:style-name="T643">$ git tag</text:span><text:span text:style-name="T644"><text:line-break/></text:span><text:span text:style-name="T645"><text:line-break/></text:span><text:span text:style-name="T646">Посмотреть попадающие под маску</text:span><text:span text:style-name="T647"><text:line-break/></text:span><text:span text:style-name="T648">$ git tag -l 'v1.4.2.*'</text:span><text:span text:style-name="T649"><text:line-break/></text:span><text:span text:style-name="T650"><text:line-break/></text:span><text:span text:style-name="T651">Создать метку на </text:span><text:span text:style-name="T652">текущем коммите</text:span><text:span text:style-name="T653"> (ключ </text:span><text:span text:style-name="T654">-а</text:span><text:span text:style-name="T655">) с меточным сообщением (ключ </text:span><text:span text:style-name="T656">-</text:span><text:span text:style-name="T657">m</text:span><text:span text:style-name="T658">)</text:span><text:span text:style-name="T659"><text:line-break/></text:span><text:span text:style-name="T660">$ git tag -a v1.4 -m 'my version 1.4'</text:span><text:span text:style-name="T661"><text:line-break/></text:span><text:span text:style-name="T662"><text:line-break/></text:span><text:span text:style-name="T663">Если ключ </text:span><text:span text:style-name="T664">-m</text:span><text:span text:style-name="T665"> не указывать то откроется окно редактора чтобы ввести сообщение</text:span><text:span text:style-name="T666"><text:line-break/></text:span><text:span text:style-name="T667"><text:line-break/></text:span><text:span text:style-name="T668">Создание легковесной метки на </text:span><text:span text:style-name="T669">текущем коммите</text:span><text:span text:style-name="T670"><text:line-break/></text:span><text:span text:style-name="T671">$ git tag &lt;имя_метки&gt;</text:span><text:span text:style-name="T672"><text:line-break/></text:span><text:span text:style-name="T673">$ git tag MyTAG</text:span><text:span text:style-name="T674"><text:line-break/></text:span><text:span text:style-name="T675"><text:line-break/></text:span><text:span text:style-name="T676">Посмотреть метки вместе с комментариями к коммитам,</text:span><text:span text:style-name="T677"><text:s/>а так же с именами поставивших метки</text:span><text:span text:style-name="T678"><text:line-break/></text:span><text:span text:style-name="T679">$ git show &lt;tag&gt;</text:span><text:span text:style-name="T680"><text:line-break/></text:span><text:span text:style-name="T681">$ git show MyTAG</text:span><text:span text:style-name="T682"><text:line-break/></text:span><text:span text:style-name="T683"><text:line-break/></text:span><text:span text:style-name="T684">Так же можно выставлять метки и на уже пройденные коммиты. Подробнее о метках </text:span><text:a xlink:href="http://pr0git.blogspot.ru/2015/02/git_17.html" office:target-frame-name="_top" xlink:show="replace"><text:span text:style-name="T685">тут</text:span></text:a><text:span text:style-name="T686">.</text:span><text:span text:style-name="T687"><text:line-break/></text:span><text:span text:style-name="T688"><text:line-break/></text:span><text:span text:style-name="T689">Задание псевдонимов для команд Git</text:span><text:span text:style-name="T690"><text:line-break/></text:span><text:span text:style-name="T691"><text:line-break/></text:span><text:span text:style-name="T692">Псевдонимы можно создать как в конфигурационных файлах Git, так и в конфиге Bash, но важно понимать в чем разница.</text:span><text:span text:style-name="T693"><text:line-break/></text:span><text:span text:style-name="T694"><text:line-break/></text:span><text:span text:style-name="T695">Задание псевдонимов в конфигах Git</text:span><text:span text:style-name="T696"><text:line-break/></text:span><text:span text:style-name="T697"><text:line-break/></text:span><text:span text:style-name="T698">$ git config --global alias.co checkout</text:span><text:span text:style-name="T699"><text:line-break/></text:span><text:span text:style-name="T700">$ git config --global alias.br branch</text:span><text:span text:style-name="T701"><text:line-break/></text:span><text:span text:style-name="T702">$ git config --global alia</text:span><text:span text:style-name="T703">s.ci commit</text:span><text:span text:style-name="T704"><text:line-break/></text:span><text:span text:style-name="T705">$ git config --global alias.st status</text:span><text:span text:style-name="T706"><text:line-break/></text:span><text:span text:style-name="T707"><text:line-break/></text:span><text:span text:style-name="T708">Теперь достаточно давать команды</text:span><text:span text:style-name="T709"><text:line-break/></text:span><text:span text:style-name="T710">$ git co</text:span><text:span text:style-name="T711"><text:line-break/></text:span><text:span text:style-name="T712">$ git br</text:span><text:span text:style-name="T713"><text:line-break/></text:span><text:span text:style-name="T714">$ git ci</text:span><text:span text:style-name="T715"><text:line-break/></text:span><text:soft-page-break/><text:span text:style-name="T716">$ git st</text:span><text:span text:style-name="T717"><text:line-break/></text:span><text:span text:style-name="T718"><text:line-break/></text:span><text:span text:style-name="T719">То есть через задание алиасов в конфиге Git мы не избавляемся от необходимости писать команду </text:span><text:span text:style-name="T720">git</text:span><text:span text:style-name="T721">, но все же это короче.</text:span><text:span text:style-name="T722"><text:line-break/></text:span><text:span text:style-name="T723"><text:line-break/></text:span><text:span text:style-name="T724">Кроме того в<text:s/></text:span><text:span text:style-name="T725">эти команды так же можно подставлять параметры</text:span><text:span text:style-name="T726"><text:line-break/></text:span><text:span text:style-name="T727">$ git config --global alias.unstage 'reset HEAD --'</text:span><text:span text:style-name="T728"><text:line-break/></text:span><text:span text:style-name="T729"><text:line-break/></text:span><text:span text:style-name="T730">Это делает эквивалентными следующие две команды:</text:span><text:span text:style-name="T731"><text:line-break/></text:span><text:span text:style-name="T732">$ git unstage fileA</text:span><text:span text:style-name="T733"><text:line-break/></text:span><text:span text:style-name="T734">$ git reset HEAD fileA</text:span><text:span text:style-name="T735"><text:line-break/></text:span><text:span text:style-name="T736"><text:line-break/></text:span><text:span text:style-name="T737">Более подробно по алисы в конфигах Git читаем </text:span><text:a xlink:href="http://pr0git.blogspot.ru/2015/02/git-git_17.html" office:target-frame-name="_top" xlink:show="replace"><text:span text:style-name="T738">тут</text:span></text:a><text:span text:style-name="T739">.</text:span><text:span text:style-name="T740"><text:line-break/></text:span><text:span text:style-name="T741"><text:line-break/></text:span><text:span text:style-name="T742">Об алиасах заданных через Bash читаем </text:span><text:a xlink:href="http://pr0git.blogspot.ru/2015/02/git-bash.html" office:target-frame-name="_top" xlink:show="replace"><text:span text:style-name="T743">тут</text:span></text:a><text:span text:style-name="T744">.</text:span><text:span text:style-name="T745"><text:line-break/></text:span><text:span text:style-name="T746"><text:line-break/></text:span><text:span text:style-name="T747">Сравнение файла в разных коммитах</text:span><text:span text:style-name="T748"><text:line-break/></text:span><text:span text:style-name="T749"><text:line-break/></text:span><text:span text:style-name="T750">$ git diff ffd6b37 c258082 --cc test.txt</text:span><text:span text:style-name="T751"><text:line-break/></text:span><text:span text:style-name="T752"><text:line-break/></text:span><text:span text:style-name="T753">С помощью внешних утилит ExamDiffPro и P4Merge</text:span><text:span text:style-name="T754"><text:line-break/></text:span><text:span text:style-name="T755"><text:line-break/></text:span><text:span text:style-name="T756">Смотрим изменения файла test.txt между двумя коммитами</text:span><text:span text:style-name="T757"><text:line-break/></text:span><text:span text:style-name="T758">$ git difftool 9491cc8 02c1df6 --tool=edp --cc test.txt</text:span><text:span text:style-name="T759"><text:line-break/></text:span><text:span text:style-name="T760">$ git difftool 9491cc8 02c1df6 --tool=p4m --cc test.txt</text:span><text:span text:style-name="T761"><text:line-break/></text:span><text:span text:style-name="T762"><text:line-break/></text:span><text:span text:style-name="T763">Слияние (merge)</text:span><text:span text:style-name="T764"><text:line-break/></text:span><text:span text:style-name="T765"><text:line-break/></text:span><text:span text:style-name="T766">Самая главная и нужная</text:span><text:span text:style-name="T767"><text:s/>команда слияния, это отмена слияния :)</text:span><text:span text:style-name="T768"><text:line-break/></text:span><text:span text:style-name="T769">$ git merge --abort</text:span><text:span text:style-name="T770"><text:line-break/></text:span><text:span text:style-name="T771"><text:line-break/></text:span><text:span text:style-name="T772">Всяко разно</text:span><text:span text:style-name="T773"><text:line-break/></text:span><text:span text:style-name="T774"><text:line-break/></text:span><text:span text:style-name="T775">Просмотр истории перемещения указателя HEAD</text:span><text:span text:style-name="T776"><text:line-break/></text:span><text:span text:style-name="T777">$ git reflog</text:span></text:p>
      <text:p text:style-name="P7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t" fo:country="EE" style:language-asian="et" style:country-asian="EE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Heading3Char" style:display-name="Heading 3 Char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t" fo:country="EE" style:language-asian="et" style:country-asian="E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ri Melnikov</meta:initial-creator>
    <dc:creator>MyUser</dc:creator>
    <meta:creation-date>2019-11-14T13:46:00Z</meta:creation-date>
    <dc:date>2020-11-12T14:47:00Z</dc:date>
    <meta:template xlink:href="Normal.dotm" xlink:type="simple"/>
    <meta:editing-cycles>2</meta:editing-cycles>
    <meta:editing-duration>PT11520S</meta:editing-duration>
    <meta:document-statistic meta:page-count="8" meta:paragraph-count="24" meta:word-count="1863" meta:character-count="12460" meta:row-count="88" meta:non-whitespace-character-count="10621"/>
  </office:meta>
</office:document-meta>
</file>